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First success building Blinky on PicoW<text:tab/>3</text:p>
          <text:p text:style-name="P6">Installing msys2 mingw64<text:tab/>3</text:p>
          <text:p text:style-name="P6">Run<text:tab/>3</text:p>
          <text:p text:style-name="P3">Directory Structure<text:tab/>4</text:p>
          <text:p text:style-name="P3">Links<text:tab/>5</text:p>
        </text:index-body>
      </text:table-of-content>
      <text:p text:style-name="Standard"/>
      <text:p text:style-name="Standard">*</text:p>
      <text:p text:style-name="Standard"/>
      <text:p text:style-name="Standard"/>
      <text:p text:style-name="Standard"/>
      <text:p text:style-name="Standard"/>
      <text:p text:style-name="P1">Started at 17.04.2023</text:p>
      <text:p text:style-name="Standard"/>
      <text:p text:style-name="Standard">Download Picoprobe binary</text:p>
      <text:p text:style-name="Standard">Label: picoprobe-cmsis-v1.02</text:p>
      <text:p text:style-name="Standard">TRAP: Datei picoprobe.uf2 benutzen ; nicht debugprobe.uf2</text:p>
      <text:p text:style-name="Standard"/>
      <text:p text:style-name="Standard"/>
      <text:p text:style-name="Standard">Get Openocd original Binary</text:p>
      <text:p text:style-name="Standard">No longer need to compile</text:p>
      <text:p text:style-name="Standard"/>
      <text:p text:style-name="Standard"/>
      <text:p text:style-name="Standard">TRAP: Use direct placed binary</text:p>
      <text:p text:style-name="Standard"><text:a xlink:type="simple" xlink:href="https://github.com/openocd-org/openocd/releases" text:style-name="Internet_20_link" text:visited-style-name="Visited_20_Internet_20_Link"/></text:p>
      <text:p text:style-name="Standard"><text:a xlink:type="simple" xlink:href="https://github.com/openocd-org/openocd/releases" text:style-name="Internet_20_link" text:visited-style-name="Visited_20_Internet_20_Link">https://github.com/openocd-org/openocd/releases</text:a></text:p>
      <text:p text:style-name="Standard">openocd-v0.12.0-i686-w64-mingw32.tar.gz</text:p>
      <text:p text:style-name="Standard">Hint: libusb error message is away</text:p>
      <text:p text:style-name="Standard">Extract only bin scripts directory</text:p>
      <text:p text:style-name="Standard"/>
      <text:p text:style-name="Standard"/>
      <text:p text:style-name="Standard"/>
      <text:p text:style-name="Standard">git portable</text:p>
      <text:p text:style-name="Standard">unpack with 7z</text:p>
      <text:p text:style-name="Standard"/>
      <text:p text:style-name="Standard">cmake x64 ZIP</text:p>
      <text:p text:style-name="Standard"/>
      <text:p text:style-name="Standard"/>
      <text:p text:style-name="Standard"/>
      <text:h text:style-name="P4" text:outline-level="2">First success building Blinky on PicoW</text:h>
      <text:h text:style-name="Heading_20_3" text:outline-level="3">Installing msys2 mingw64</text:h>
      <text:p text:style-name="Text_20_body">As described in <text:line-break/>Getting startet with Pico<text:line-break/>Appendix A: Using Picoprobe<text:line-break/>Build OpenOCD<text:line-break/>Windows</text:p>
      <text:p text:style-name="Text_20_body"/>
      <text:p text:style-name="Text_20_body">Download and run the installer from <text:a xlink:type="simple" xlink:href="https://www.msys2.org/" text:style-name="Internet_20_link" text:visited-style-name="Visited_20_Internet_20_Link">https://www.msys2.org/</text:a></text:p>
      <text:p text:style-name="Text_20_body">into</text:p>
      <text:p text:style-name="Text_20_body">bin\msys2</text:p>
      <text:p text:style-name="Text_20_body">call msys2.exe</text:p>
      <text:p text:style-name="Text_20_body">execute update commands in prompt after calling msys2.exe</text:p>
      <text:p text:style-name="Text_20_body">pacman -Syu</text:p>
      <text:p text:style-name="Text_20_body">pacman -Su</text:p>
      <text:p text:style-name="Text_20_body">pacman -S mingw-w64-x86_64-toolchain</text:p>
      <text:p text:style-name="Text_20_body">Only add toolchain … differs from advice in getting started manual</text:p>
      <text:p text:style-name="Text_20_body"/>
      <text:p text:style-name="Text_20_body">Insert into</text:p>
      <text:p text:style-name="Text_20_body">SetEnv.bat</text:p>
      <text:p text:style-name="Text_20_body">only add </text:p>
      <text:p text:style-name="Text_20_body">bin\msys2\mingw64\bin</text:p>
      <text:p text:style-name="Text_20_body">to the path</text:p>
      <text:p text:style-name="Text_20_body"/>
      <text:p text:style-name="Text_20_body">Don't add path</text:p>
      <text:p text:style-name="Text_20_body">bin\msys2</text:p>
      <text:p text:style-name="Text_20_body">Dont add env value</text:p>
      <text:p text:style-name="Text_20_body">set CXX=gcc</text:p>
      <text:p text:style-name="Text_20_body">Dont need to add Wifi parameters in Cmake call</text:p>
      <text:h text:style-name="Heading_20_3" text:outline-level="3">Run</text:h>
      <text:p text:style-name="Text_20_body">First run in eclipe debug does not start</text:p>
      <text:p text:style-name="Text_20_body">give </text:p>
      <text:p text:style-name="Text_20_body">reset run </text:p>
      <text:p text:style-name="Text_20_body">in openocd debug terminal</text:p>
      <text:p text:style-name="Text_20_body">Or separate start wit power off on</text:p>
      <text:p text:style-name="Text_20_body"/>
      <text:h text:style-name="P2" text:outline-level="1">Directory Structure</text:h>
      <text:p text:style-name="Text_20_body">Binaries</text:p>
      <text:p text:style-name="Text_20_body">bin<text:line-break/>bin/cdt<text:line-break/>bin/7z<text:line-break/>bin/git<text:line-break/>bin/cmake<text:line-break/>bin/git<text:line-break/>bin/ninja<text:line-break/>bin/python</text:p>
      <text:p text:style-name="Text_20_body"><text:line-break/></text:p>
      <text:p text:style-name="Text_20_body">doc</text:p>
      <text:p text:style-name="Text_20_body">All Documents necessary to understand</text:p>
      <text:p text:style-name="Text_20_body"/>
      <text:p text:style-name="Text_20_body">links</text:p>
      <text:p text:style-name="Text_20_body"/>
      <text:p text:style-name="Text_20_body">sdoc</text:p>
      <text:p text:style-name="Text_20_body">Self created documents(e.G. this)</text:p>
      <text:p text:style-name="Text_20_body"/>
      <text:h text:style-name="P2" text:outline-level="1">Links</text:h>
      <text:p text:style-name="Text_20_body"><text:a xlink:type="simple" xlink:href="https://www.raspberrypi.com/documentation/" text:style-name="Internet_20_link" text:visited-style-name="Visited_20_Internet_20_Link">https://www.raspberrypi.com/documentation/</text:a></text:p>
      <text:p text:style-name="Text_20_body"><text:a xlink:type="simple" xlink:href="https://www.raspberrypi.com/documentation/microcontrollers/raspberry-pi-pico.html" text:style-name="Internet_20_link" text:visited-style-name="Visited_20_Internet_20_Link">https://www.raspberrypi.com/documentation/microcontrollers/raspberry-pi-pico.html</text:a></text:p>
      <text:p text:style-name="Text_20_body"/>
      <text:p text:style-name="Text_20_body"><text:a xlink:type="simple" xlink:href="https://datasheets.raspberrypi.com/" text:style-name="Internet_20_link" text:visited-style-name="Visited_20_Internet_20_Link">https://datasheets.raspberrypi.com/</text:a></text:p>
      <text:p text:style-name="Text_20_body"/>
      <text:p text:style-name="Text_20_body"><text:a xlink:type="simple" xlink:href="https://www.raspberrypi.com/documentation/microcontrollers/debug-probe.html" text:style-name="Internet_20_link" text:visited-style-name="Visited_20_Internet_20_Link">https://www.raspberrypi.com/documentation/microcontrollers/debug-probe.html</text:a></text:p>
      <text:p text:style-name="Text_20_body"/>
      <text:p text:style-name="Text_20_body">Load picoprobe binary</text:p>
      <text:p text:style-name="Text_20_body"><text:a xlink:type="simple" xlink:href="https://github.com/raspberrypi/picoprobe/releases/latest/download/debugprobe.uf2" text:style-name="Internet_20_link" text:visited-style-name="Visited_20_Internet_20_Link">https://github.com/raspberrypi/picoprobe/releases/latest/download/debugprobe.uf2</text:a></text:p>
      <text:p text:style-name="Text_20_body"/>
      <text:p text:style-name="Text_20_body"><text:a xlink:type="simple" xlink:href="https://github.com/raspberrypi/picoprobe/releases" text:style-name="Internet_20_link" text:visited-style-name="Visited_20_Internet_20_Link">https://github.com/raspberrypi/picoprobe/releases</text:a></text:p>
      <text:p text:style-name="Text_20_body"/>
      <text:p text:style-name="Text_20_body">Get Openocd Windows Binaries</text:p>
      <text:p text:style-name="Text_20_body"><text:a xlink:type="simple" xlink:href="https://github.com/xpack-dev-tools/openocd-xpack/releases" text:style-name="Internet_20_link" text:visited-style-name="Visited_20_Internet_20_Link">https://github.com/xpack-dev-tools/openocd-xpack/releases</text:a></text:p>
      <text:p text:style-name="Text_20_body"/>
      <text:p text:style-name="Text_20_body">Putty</text:p>
      <text:p text:style-name="Text_20_body"><text:a xlink:type="simple" xlink:href="https://www.chiark.greenend.org.uk/~sgtatham/putty/latest.html" text:style-name="Internet_20_link" text:visited-style-name="Visited_20_Internet_20_Link">https://www.chiark.greenend.org.uk/~sgtatham/putty/latest.html</text:a></text:p>
      <text:p text:style-name="Text_20_body"/>
      <text:p text:style-name="Text_20_body"><text:a xlink:type="simple" xlink:href="https://git-scm.com/download/win" text:style-name="Internet_20_link" text:visited-style-name="Visited_20_Internet_20_Link">https://git-scm.com/download/win</text:a></text:p>
      <text:p text:style-name="Text_20_body"><text:a xlink:type="simple" xlink:href="https://cmake.org/" text:style-name="Internet_20_link" text:visited-style-name="Visited_20_Internet_20_Link">https://cmake.org/</text:a></text:p>
      <text:p text:style-name="Text_20_body">Cmake tutorial</text:p>
      <text:p text:style-name="Text_20_body"><text:a xlink:type="simple" xlink:href="https://github.com/TheErk/CMake-tutorial/blob/master/precompiled-PDFs/2016-09-27-CMake-tutorial.pdf" text:style-name="Internet_20_link" text:visited-style-name="Visited_20_Internet_20_Link">https://github.com/TheErk/CMake-tutorial/blob/master/precompiled-PDFs/2016-09-27-CMake-tutorial.pdf</text:a></text:p>
      <text:p text:style-name="Text_20_body"/>
      <text:p text:style-name="Text_20_body">Prebuild openocd from rpi</text:p>
      <text:p text:style-name="Text_20_body">No</text:p>
      <text:p text:style-name="Text_20_body"><text:a xlink:type="simple" xlink:href="https://github.com/raspberrypi/pico-setup-windows/releases/tag/v0.5.1" text:style-name="Internet_20_link" text:visited-style-name="Visited_20_Internet_20_Link">https://github.com/raspberrypi/pico-setup-windows/releases/tag/v0.5.1</text:a></text:p>
      <text:p text:style-name="Text_20_body">Yes</text:p>
      <text:p text:style-name="Text_20_body"><text:a xlink:type="simple" xlink:href="https://github.com/openocd-org/openocd/releases" text:style-name="Internet_20_link" text:visited-style-name="Visited_20_Internet_20_Link">https://github.com/openocd-org/openocd/releases</text:a></text:p>
      <text:p text:style-name="Text_20_body">Ninja</text:p>
      <text:p text:style-name="Text_20_body"><text:a xlink:type="simple" xlink:href="https://github.com/ninja-build/ninja/releases" text:style-name="Internet_20_link" text:visited-style-name="Visited_20_Internet_20_Link">https://github.com/ninja-build/ninja/releases</text:a></text:p>
      <text:p text:style-name="Text_20_body"/>
      <text:p text:style-name="Text_20_body"><text:a xlink:type="simple" xlink:href="https://www.eclipse.org/downloads/packages/" text:style-name="Internet_20_link" text:visited-style-name="Visited_20_Internet_20_Link">https://www.eclipse.org/downloads/packages/</text:a></text:p>
      <text:p text:style-name="Text_20_body">Eclipse IDE for Embedded C/C++ Developers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7T16:45:21.49</meta:creation-date>
    <meta:generator>OpenOffice/4.1.14$Win32 OpenOffice.org_project/4114m1$Build-9811</meta:generator>
    <dc:date>2023-04-20T10:00:52.85</dc:date>
    <meta:editing-duration>PT7H46M29S</meta:editing-duration>
    <meta:editing-cycles>25</meta:editing-cycles>
    <meta:document-statistic meta:table-count="0" meta:image-count="0" meta:object-count="0" meta:page-count="6" meta:paragraph-count="84" meta:word-count="244" meta:character-count="2379"/>
  </office:meta>
</office:document-meta>
</file>